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3.69mm"/>
    </style:style>
    <style:style style:name="ro1" style:family="table-row">
      <style:table-row-properties style:row-height="12.8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8" style:family="table-cell" style:parent-style-name="Default">
      <style:table-cell-properties fo:border="0.06pt solid #808080"/>
    </style:style>
    <style:style style:name="ce9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4" table:number-columns-repeated="4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  <text:p>(sa, cpas, etc)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1" draw:text-style-name="P2" svg:width="28.99mm" svg:height="17.81mm" svg:x="16.88mm" svg:y="0mm" draw:caption-point-x="-6.1mm" draw:caption-point-y="12.99mm">
              <dc:date>2017-07-11T00:00:00</dc:date>
              <text:p text:style-name="P1">do row for id, p_id, org in view.get_organizations()</text:p>
            </office:annotation>
            <text:p>id</text:p>
          </table:table-cell>
          <table:table-cell table:style-name="ce4" table:formula="of:=&quot;p_id&quot;" office:value-type="string" office:string-value="p_id" calcext:value-type="string">
            <text:p>p_id</text:p>
          </table:table-cell>
          <table:table-cell table:style-name="ce5" table:formula="of:=&quot;org.title&quot;" office:value-type="string" office:string-value="org.title" calcext:value-type="string">
            <text:p>org.title</text:p>
          </table:table-cell>
          <table:table-cell table:style-name="ce7" table:formula="of:=&quot;org.Description()&quot;" office:value-type="string" office:string-value="org.Description()" calcext:value-type="string">
            <text:p>org.Description()</text:p>
          </table:table-cell>
          <table:table-cell table:style-name="ce7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7" table:formula="of:=&quot;org.street&quot;" office:value-type="string" office:string-value="org.street" calcext:value-type="string">
            <text:p>org.street</text:p>
          </table:table-cell>
          <table:table-cell table:style-name="ce7" table:formula="of:=&quot;org.number&quot;" office:value-type="string" office:string-value="org.number" calcext:value-type="string">
            <text:p>org.number</text:p>
          </table:table-cell>
          <table:table-cell table:style-name="ce7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7" table:formula="of:=&quot;org.zip_code&quot;" office:value-type="string" office:string-value="org.zip_code" calcext:value-type="string">
            <text:p>org.zip_code</text:p>
          </table:table-cell>
          <table:table-cell table:style-name="ce7" table:formula="of:=&quot;org.city&quot;" office:value-type="string" office:string-value="org.city" calcext:value-type="string">
            <text:p>org.city</text:p>
          </table:table-cell>
          <table:table-cell table:style-name="ce7" table:formula="of:=&quot;org.phone&quot;" office:value-type="string" office:string-value="org.phone" calcext:value-type="string">
            <text:p>org.phone</text:p>
          </table:table-cell>
          <table:table-cell table:style-name="ce7" table:formula="of:=&quot;org.cell_phone&quot;" office:value-type="string" office:string-value="org.cell_phone" calcext:value-type="string">
            <text:p>org.cell_phone</text:p>
          </table:table-cell>
          <table:table-cell table:style-name="ce7" table:formula="of:=&quot;org.fax&quot;" office:value-type="string" office:string-value="org.fax" calcext:value-type="string">
            <text:p>org.fax</text:p>
          </table:table-cell>
          <table:table-cell table:style-name="ce7" table:formula="of:=&quot;org.email&quot;" office:value-type="string" office:string-value="org.email" calcext:value-type="string">
            <text:p>org.email</text:p>
          </table:table-cell>
          <table:table-cell table:style-name="ce7" table:formula="of:=&quot;org.website&quot;" office:value-type="string" office:string-value="org.website" calcext:value-type="string">
            <text:p>org.website</text:p>
          </table:table-cell>
          <table:table-cell table:style-name="ce7" table:formula="of:=&quot;org.region&quot;" office:value-type="string" office:string-value="org.region" calcext:value-type="string">
            <text:p>org.region</text:p>
          </table:table-cell>
          <table:table-cell table:style-name="ce7" table:formula="of:=&quot;org.country&quot;" office:value-type="string" office:string-value="org.country" calcext:value-type="string">
            <text:p>org.country</text:p>
          </table:table-cell>
          <table:table-cell table:style-name="ce7" table:formula="of:=&quot;org.UID()&quot;" office:value-type="string" office:string-value="org.UID()" calcext:value-type="string">
            <text:p>org.UID()</text:p>
          </table:table-cell>
        </table:table-row>
      </table:table>
      <table:table table:name="Personnes" table:style-name="ta1">
        <table:table-column table:style-name="co4" table:number-columns-repeated="2" table:default-cell-style-name="ce1"/>
        <table:table-column table:style-name="co4" table:number-columns-repeated="17" table:default-cell-style-name="ce6"/>
        <table:table-column table:style-name="co4" table:default-cell-style-name="ce9"/>
        <table:table-column table:style-name="co4" table:number-columns-repeated="1004" table:default-cell-style-name="ce10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8" table:number-columns-repeated="18"/>
          <table:table-cell table:style-name="Default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0:23:57.512519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17-07-11T15:39:47.696206307</dc:date>
    <dc:creator>sge</dc:creator>
    <meta:editing-duration>PT4H9M40S</meta:editing-duration>
    <meta:editing-cycles>12</meta:editing-cycles>
    <meta:document-statistic meta:table-count="2" meta:cell-count="56" meta:object-count="0"/>
  </office:meta>
</office:document-meta>
</file>